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1453in"/>
    </style:style>
    <style:style style:name="co13" style:family="table-column">
      <style:table-column-properties fo:break-before="auto" style:column-width="2.252in"/>
    </style:style>
    <style:style style:name="co14" style:family="table-column">
      <style:table-column-properties fo:break-before="auto" style:column-width="2.1756in"/>
    </style:style>
    <style:style style:name="co15" style:family="table-column">
      <style:table-column-properties fo:break-before="auto" style:column-width="2.628in"/>
    </style:style>
    <style:style style:name="co16" style:family="table-column">
      <style:table-column-properties fo:break-before="auto" style:column-width="2.3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1547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0319in"/>
    </style:style>
    <style:style style:name="co25" style:family="table-column">
      <style:table-column-properties fo:break-before="auto" style:column-width="2.1083in"/>
    </style:style>
    <style:style style:name="co26" style:family="table-column">
      <style:table-column-properties fo:break-before="auto" style:column-width="1.9335in"/>
    </style:style>
    <style:style style:name="co27" style:family="table-column">
      <style:table-column-properties fo:break-before="auto" style:column-width="1.5508in"/>
    </style:style>
    <style:style style:name="co28" style:family="table-column">
      <style:table-column-properties fo:break-before="auto" style:column-width="1.6382in"/>
    </style:style>
    <style:style style:name="co34" style:family="table-column">
      <style:table-column-properties fo:break-before="auto" style:column-width="1.8457in"/>
    </style:style>
    <style:style style:name="co35" style:family="table-column">
      <style:table-column-properties fo:break-before="auto" style:column-width="1.889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2.5236in"/>
    </style:style>
    <style:style style:name="co38" style:family="table-column">
      <style:table-column-properties fo:break-before="auto" style:column-width="1.5075in"/>
    </style:style>
    <style:style style:name="co39" style:family="table-column">
      <style:table-column-properties fo:break-before="auto" style:column-width="1.6717in"/>
    </style:style>
    <style:style style:name="co4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1.9984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17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18" style:family="table-row">
      <style:table-row-properties style:row-height="0.1953in" fo:break-before="auto" style:use-optimal-row-height="fals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5591in" fo:break-before="auto" style:use-optimal-row-height="false"/>
    </style:style>
    <style:style style:name="ro23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178in" fo:break-before="auto" style:use-optimal-row-height="true"/>
    </style:style>
    <style:style style:name="ro25" style:family="table-row">
      <style:table-row-properties style:row-height="0.4146in" fo:break-before="auto" style:use-optimal-row-height="fals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1874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2.0417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2.5075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8862in" fo:break-before="auto" style:use-optimal-row-height="true"/>
    </style:style>
    <style:style style:name="ro39" style:family="table-row">
      <style:table-row-properties style:row-height="2.8189in" fo:break-before="auto" style:use-optimal-row-height="true"/>
    </style:style>
    <style:style style:name="ro40" style:family="table-row">
      <style:table-row-properties style:row-height="3.9173in" fo:break-before="auto" style:use-optimal-row-height="true"/>
    </style:style>
    <style:style style:name="ro41" style:family="table-row">
      <style:table-row-properties style:row-height="1.078in" fo:break-before="auto" style:use-optimal-row-height="false"/>
    </style:style>
    <style:style style:name="ro42" style:family="table-row">
      <style:table-row-properties style:row-height="1.7201in" fo:break-before="auto" style:use-optimal-row-height="false"/>
    </style:style>
    <style:style style:name="ro43" style:family="table-row">
      <style:table-row-properties style:row-height="1.3882in" fo:break-before="auto" style:use-optimal-row-height="false"/>
    </style:style>
    <style:style style:name="ro44" style:family="table-row">
      <style:table-row-properties style:row-height="1.2335in" fo:break-before="auto" style:use-optimal-row-height="false"/>
    </style:style>
    <style:style style:name="ro51" style:family="table-row">
      <style:table-row-properties style:row-height="1.5437in" fo:break-before="auto" style:use-optimal-row-height="false"/>
    </style:style>
    <style:style style:name="ro52" style:family="table-row">
      <style:table-row-properties style:row-height="1.3575in" fo:break-before="auto" style:use-optimal-row-height="false"/>
    </style:style>
    <style:style style:name="ro53" style:family="table-row">
      <style:table-row-properties style:row-height="2.3528in" fo:break-before="auto" style:use-optimal-row-height="true"/>
    </style:style>
    <style:style style:name="ro54" style:family="table-row">
      <style:table-row-properties style:row-height="2.9744in" fo:break-before="auto" style:use-optimal-row-height="true"/>
    </style:style>
    <style:style style:name="ro55" style:family="table-row">
      <style:table-row-properties style:row-height="0.2083in" fo:break-before="auto" style:use-optimal-row-height="false"/>
    </style:style>
    <style:style style:name="ro56" style:family="table-row">
      <style:table-row-properties style:row-height="0.4972in" fo:break-before="auto" style:use-optimal-row-height="true"/>
    </style:style>
    <style:style style:name="ro57" style:family="table-row">
      <style:table-row-properties style:row-height="1.1126in" fo:break-before="auto" style:use-optimal-row-height="true"/>
    </style:style>
    <style:style style:name="ro58" style:family="table-row">
      <style:table-row-properties style:row-height="1.5819in" fo:break-before="auto" style:use-optimal-row-height="true"/>
    </style:style>
    <style:style style:name="ro59" style:family="table-row">
      <style:table-row-properties style:row-height="0.7957in" fo:break-before="auto" style:use-optimal-row-height="true"/>
    </style:style>
    <style:style style:name="ro60" style:family="table-row">
      <style:table-row-properties style:row-height="1.7563in" fo:break-before="auto" style:use-optimal-row-height="true"/>
    </style:style>
    <style:style style:name="ro61" style:family="table-row">
      <style:table-row-properties style:row-height="0.5016in" fo:break-before="auto" style:use-optimal-row-height="true"/>
    </style:style>
    <style:style style:name="ro62" style:family="table-row">
      <style:table-row-properties style:row-height="2.0398in" fo:break-before="auto" style:use-optimal-row-height="true"/>
    </style:style>
    <style:style style:name="ro63" style:family="table-row">
      <style:table-row-properties style:row-height="0.9598in" fo:break-before="auto" style:use-optimal-row-height="true"/>
    </style:style>
    <style:style style:name="ro64" style:family="table-row">
      <style:table-row-properties style:row-height="2.9846in" fo:break-before="auto" style:use-optimal-row-height="true"/>
    </style:style>
    <style:style style:name="ro65" style:family="table-row">
      <style:table-row-properties style:row-height="2.1972in" fo:break-before="auto" style:use-optimal-row-height="true"/>
    </style:style>
    <style:style style:name="ro66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  <style:text-properties style:text-position="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6pt solid #000000" fo:padding-bottom="0.028in" fo:padding-left="0.0138in" fo:padding-right="0.0138in" fo:padding-top="0.0138in"/>
      <style:text-properties fo:color="#280099" style:text-position="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fo:color="#280099" style:text-position="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6pt solid #000000" fo:padding-bottom="0.028in" fo:padding-left="0.0138in" fo:padding-right="0.0138in" fo:padding-top="0.0138in"/>
      <style:text-properties style:text-position="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text-position="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text-position="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 fo:margin-left="0in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text-position=""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68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8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9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6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6" style:family="table-cell" style:parent-style-name="Default">
      <style:text-properties style:font-name="Arial"/>
    </style:style>
    <style:style style:name="ce16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7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9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20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/>
    </style:style>
    <style:style style:name="ce20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1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1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1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1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1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2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2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2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2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32" style:family="table-cell" style:parent-style-name="Default">
      <style:table-cell-properties fo:border="0.06pt solid #000000"/>
    </style:style>
    <style:style style:name="ce23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36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110"/>
        <table:table-column table:style-name="co20" table:number-columns-repeated="248" table:default-cell-style-name="ce115"/>
        <table:table-row table:style-name="ro18">
          <table:table-cell table:style-name="ce81">
            <draw:frame table:end-cell-address="Cover.C5" table:end-x="0.2528in" table:end-y="0.0858in" draw:z-index="0" draw:name="Graphics 1" draw:style-name="gr1" draw:text-style-name="P1" svg:width="2.6094in" svg:height="0.8665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8" table:number-rows-repeated="4">
          <table:table-cell table:style-name="ce81"/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9">
          <table:table-cell table:style-name="ce81"/>
          <table:table-cell table:style-name="ce86" office:value-type="string">
            <text:p>WF TEST CASES</text:p>
          </table:table-cell>
          <table:table-cell table:style-name="ce95" table:number-columns-repeated="5"/>
          <table:table-cell table:number-columns-repeated="249"/>
        </table:table-row>
        <table:table-row table:style-name="ro20">
          <table:table-cell table:style-name="ce81"/>
          <table:table-cell table:style-name="ce87" office:value-type="string">
            <text:p>Version:</text:p>
          </table:table-cell>
          <table:table-cell table:style-name="ce96" office:value-type="float" office:value="1.5">
            <text:p>1.5</text:p>
          </table:table-cell>
          <table:table-cell table:style-name="ce9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7" office:value-type="string">
            <text:p>Issue date:</text:p>
          </table:table-cell>
          <table:table-cell table:style-name="ce97" office:value-type="float" office:value="40539">
            <text:p>27-Dec-10</text:p>
          </table:table-cell>
          <table:table-cell table:style-name="ce10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ECMS</text:p>
          </table:table-cell>
          <table:table-cell table:style-name="ce105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Code:</text:p>
          </table:table-cell>
          <table:table-cell table:style-name="ce98" office:value-type="string">
            <text:p>ECMS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Module</text:p>
          </table:table-cell>
          <table:table-cell table:style-name="ce98" office:value-type="string">
            <text:p>Workflow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SUM([Publishing_Process.C4:BP_Administration.C4])" office:value-type="float" office:value="71">
            <text:p>71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 office:value-type="string">
            <text:p>Test Status</text:p>
          </table:table-cell>
          <table:table-cell table:style-name="ce100" office:value-type="string">
            <text:p>Passed</text:p>
          </table:table-cell>
          <table:table-cell table:style-name="ce107" office:value-type="string">
            <text:p>Test is OK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/>
          <table:table-cell table:style-name="ce90" office:value-type="string">
            <text:p>Record of change:</text:p>
          </table:table-cell>
          <table:table-cell table:style-name="ce101" table:number-columns-repeated="6"/>
          <table:table-cell table:style-name="ce83" table:number-columns-repeated="248"/>
        </table:table-row>
        <table:table-row table:style-name="ro9">
          <table:table-cell table:style-name="ce84"/>
          <table:table-cell table:style-name="ce91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locat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84" table:number-columns-repeated="248"/>
        </table:table-row>
        <table:table-row table:style-name="ro9">
          <table:table-cell table:style-name="ce84"/>
          <table:table-cell table:style-name="ce92" office:value-type="float" office:value="39759">
            <text:p>7-Nov-08</text:p>
          </table:table-cell>
          <table:table-cell table:style-name="ce103" office:value-type="string">
            <text:p>1.0</text:p>
          </table:table-cell>
          <table:table-cell table:style-name="ce109"/>
          <table:table-cell table:style-name="ce109" office:value-type="string">
            <text:p>Update test case based on ECM 2.2</text:p>
          </table:table-cell>
          <table:table-cell table:style-name="ce109" office:value-type="string">
            <text:p>An.Nguyen</text:p>
          </table:table-cell>
          <table:table-cell table:style-name="ce112"/>
          <table:table-cell table:style-name="ce114"/>
          <table:table-cell table:style-name="ce84" table:number-columns-repeated="248"/>
        </table:table-row>
        <table:table-row table:style-name="ro21">
          <table:table-cell table:style-name="ce84"/>
          <table:table-cell table:style-name="ce92" office:value-type="string">
            <text:p>17-Dec</text:p>
          </table:table-cell>
          <table:table-cell table:style-name="ce103" office:value-type="string">
            <text:p>1.1</text:p>
          </table:table-cell>
          <table:table-cell table:style-name="ce109"/>
          <table:table-cell table:style-name="ce109" office:value-type="string">
            <text:p>Update test case based on ECM 2.2</text:p>
            <text:p>- Allow to select user to delegate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39829">
            <text:p>16-Jan-09</text:p>
          </table:table-cell>
          <table:table-cell table:style-name="ce103" office:value-type="string">
            <text:p>1.2</text:p>
          </table:table-cell>
          <table:table-cell table:style-name="ce109"/>
          <table:table-cell table:style-name="ce109" office:value-type="string">
            <text:p>Update test case based on Workflow 1.0: Delete all process in Business Process Admi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315">
            <text:p>17-May-10</text:p>
          </table:table-cell>
          <table:table-cell table:style-name="ce103" office:value-type="string">
            <text:p>1.3</text:p>
          </table:table-cell>
          <table:table-cell table:style-name="ce109"/>
          <table:table-cell table:style-name="ce109" office:value-type="string">
            <text:p>Update priority for cases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420">
            <text:p>30-Aug-10</text:p>
          </table:table-cell>
          <table:table-cell table:style-name="ce103" office:value-type="string">
            <text:p>1.4</text:p>
          </table:table-cell>
          <table:table-cell table:style-name="ce109"/>
          <table:table-cell table:style-name="ce109" office:value-type="string">
            <text:p>Update new ID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539">
            <text:p>27-Dec-10</text:p>
          </table:table-cell>
          <table:table-cell table:style-name="ce103" office:value-type="string">
            <text:p>1.5</text:p>
          </table:table-cell>
          <table:table-cell table:style-name="ce109"/>
          <table:table-cell table:style-name="ce109" office:value-type="string">
            <text:p>Update Related Functio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3">
          <table:table-cell/>
          <table:table-cell table:style-name="ce93"/>
          <table:table-cell table:number-columns-repeated="5"/>
          <table:table-cell table:style-name="ce83" table:number-columns-repeated="249"/>
        </table:table-row>
        <table:table-row table:style-name="ro23" table:number-rows-repeated="10">
          <table:table-cell table:number-columns-repeated="7"/>
          <table:table-cell table:style-name="ce83" table:number-columns-repeated="249"/>
        </table:table-row>
        <table:table-row table:style-name="ro23">
          <table:table-cell table:number-columns-repeated="7"/>
          <table:table-cell table:style-name="ce8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119"/>
        <table:table-column table:style-name="co21" table:default-cell-style-name="ce129"/>
        <table:table-column table:style-name="co22" table:default-cell-style-name="ce136"/>
        <table:table-column table:style-name="co23" table:default-cell-style-name="ce140"/>
        <table:table-column table:style-name="co24" table:default-cell-style-name="ce148"/>
        <table:table-column table:style-name="co25" table:default-cell-style-name="ce137"/>
        <table:table-column table:style-name="co26" table:default-cell-style-name="ce153"/>
        <table:table-column table:style-name="co21" table:default-cell-style-name="ce137"/>
        <table:table-column table:style-name="co10" table:number-columns-repeated="6" table:default-cell-style-name="ce157"/>
        <table:table-column table:style-name="co10" table:default-cell-style-name="ce160"/>
        <table:table-column table:style-name="co10" table:number-columns-repeated="16" table:default-cell-style-name="ce121"/>
        <table:table-column table:style-name="co10" table:number-columns-repeated="225" table:default-cell-style-name="ce120"/>
        <table:table-column table:style-name="co10" table:number-columns-repeated="768" table:default-cell-style-name="ce121"/>
        <table:table-row table:style-name="ro24">
          <table:table-cell table:style-name="ce116"/>
          <table:table-cell table:style-name="ce122" office:value-type="string">
            <text:p>TEST CASE</text:p>
          </table:table-cell>
          <table:table-cell table:style-name="ce124" table:number-columns-repeated="3"/>
          <table:table-cell table:style-name="ce116"/>
          <table:table-cell table:style-name="ce124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4">
          <table:table-cell table:style-name="ce116"/>
          <table:table-cell table:style-name="ce124" table:number-columns-repeated="4"/>
          <table:table-cell table:style-name="ce116"/>
          <table:table-cell table:style-name="ce124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5">
          <table:table-cell table:style-name="ce116"/>
          <table:table-cell table:style-name="ce125" office:value-type="string">
            <text:p>FNCtion List Code：</text:p>
          </table:table-cell>
          <table:table-cell table:style-name="ce131" office:value-type="string" table:number-columns-spanned="3" table:number-rows-spanned="1">
            <text:p>Publishing process</text:p>
          </table:table-cell>
          <table:covered-table-cell table:number-columns-repeated="2" table:style-name="ce132"/>
          <table:table-cell table:style-name="ce116"/>
          <table:table-cell table:style-name="ce154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6">
          <table:table-cell table:style-name="ce116"/>
          <table:table-cell table:style-name="ce125" office:value-type="string">
            <text:p>Total main cases:</text:p>
          </table:table-cell>
          <table:table-cell table:style-name="ce132" table:formula="of:=MAX([.A7:.A984])" office:value-type="float" office:value="24" table:number-columns-spanned="3" table:number-rows-spanned="1">
            <text:p>24</text:p>
          </table:table-cell>
          <table:covered-table-cell table:number-columns-repeated="2" table:style-name="ce137"/>
          <table:table-cell table:style-name="ce116"/>
          <table:table-cell table:style-name="ce154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7">
          <table:table-cell table:style-name="ce116"/>
          <table:table-cell table:style-name="ce126"/>
          <table:table-cell table:style-name="ce133"/>
          <table:table-cell table:style-name="ce138" table:number-columns-repeated="6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38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number-columns-repeated="768"/>
        </table:table-row>
        <table:table-row table:style-name="ro28">
          <table:table-cell table:style-name="ce118" office:value-type="float" office:value="1">
            <text:p>001</text:p>
          </table:table-cell>
          <table:table-cell table:style-name="ce128" office:value-type="string">
            <text:p>FNC_ECMS_WKF_PUB_01</text:p>
          </table:table-cell>
          <table:table-cell table:style-name="ce135" office:value-type="float" office:value="1">
            <text:p>001</text:p>
          </table:table-cell>
          <table:table-cell table:style-name="ce139"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3" office:value-type="string">
            <text:p>Create <text:span text:style-name="T1">document </text:span><text:span text:style-name="T1">in </text:span><text:span text:style-name="T2">Validation </text:span><text:span text:style-name="T2">Requests </text:span><text:span text:style-name="T2">Documents </text:span><text:span text:style-name="T2">Center </text:span><text:span text:style-name="T2">Drive</text:span></text:p>
          </table:table-cell>
          <table:table-cell office:value-type="string">
            <text:p>Step 1: Select<text:span text:style-name="T1">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table:style-name="ce155" office:value-type="string">
            <text:p>- Log in system</text:p>
            <text:p>- Go to <text:span text:style-name="T8">Content </text:span><text:span text:style-name="T8">Managemen</text:span><text:span text:style-name="T8">t</text:span>, select<text:span text:style-name="T8"> File </text:span><text:span text:style-name="T8">Explorer</text:span></text:p>
            <text:p>- Select “<text:span text:style-name="T9">Validation </text:span><text:span text:style-name="T9">Requests </text:span><text:span text:style-name="T9">Documents </text:span><text:span text:style-name="T9">Center </text:span><text:span text:style-name="T9">Drive”</text:span></text:p>
          </table:table-cell>
          <table:table-cell office:value-type="string">
            <text:p><text:span text:style-name="T15">- User logs in </text:span><text:span text:style-name="T15">system </text:span><text:span text:style-name="T15">successfully</text:span></text:p>
            <text:p><text:span text:style-name="T15">- Move to</text:span><text:span text:style-name="T3"> </text:span><text:span text:style-name="T4">Current drive </text:span><text:span text:style-name="T4">: Validation </text:span><text:span text:style-name="T4">Requests </text:span><text:span text:style-name="T4">Documents </text:span><text:span text:style-name="T4">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121"/>
          <table:table-cell table:number-columns-repeated="1012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4" office:value-type="string">
            <text:p>Create <text:span text:style-name="T1">document in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office:value-type="string">
            <text:p>Step 2: Create new documents</text:p>
          </table:table-cell>
          <table:table-cell table:style-name="ce155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</text:span><text:span text:style-name="T8">Managemen</text:span><text:span text:style-name="T8">t</text:span>, select <text:span text:style-name="T8">Business </text:span><text:span text:style-name="T8">Process </text:span><text:span text:style-name="T8">Center</text:span></text:p>
            <text:p><text:span text:style-name="T10">- Select </text:span><text:span text:style-name="T10">'Task </text:span><text:span text:style-name="T10">Controller' </text:span><text:span text:style-name="T10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5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28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Ap</text:span><text:span text:style-name="T6">p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</text:span><text:span text:style-name="T4">document </text:span><text:span text:style-name="T4">has moved </text:span><text:span text:style-name="T4">from </text:span><text:span text:style-name="T4">[Validation </text:span><text:span text:style-name="T4">Requests </text:span><text:span text:style-name="T4">Documents </text:span><text:span text:style-name="T4">Center Drive] </text:span><text:span text:style-name="T4">to [Back up </text:span><text:span text:style-name="T4">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</text:span><text:span text:style-name="T2">Documents </text:span><text:span text:style-name="T2">Center drive</text:span></text:p>
            <text:p><text:span text:style-name="T4">- When </text:span><text:span text:style-name="T4">Publication </text:span><text:span text:style-name="T4">start time is </text:span><text:span text:style-name="T4">equal current </text:span><text:span text:style-name="T4">time, <text:s/>this </text:span><text:span text:style-name="T4">task is </text:span><text:span text:style-name="T4">moved from </text:span><text:span text:style-name="T4">Pending </text:span><text:span text:style-name="T4">Documents </text:span><text:span text:style-name="T4">Center drive </text:span><text:span text:style-name="T4">to Live </text:span><text:span text:style-name="T4">Document </text:span><text:span text:style-name="T4">Center drive.</text:span></text:p>
            <text:p><text:span text:style-name="T4">- When the </text:span><text:span text:style-name="T4">publication </text:span><text:span text:style-name="T4">time ends, it </text:span><text:span text:style-name="T4">is moved to </text:span><text:span text:style-name="T4">Back up </text:span><text:span text:style-name="T4">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6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6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6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28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</text:span><text:span text:style-name="T6">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chang</text:span><text:span text:style-name="T17">e request, </text:span><text:span text:style-name="T18">Actor ID: </text:span><text:span text:style-name="T17">user is </text:span><text:span text:style-name="T17">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'Edit </text:span><text:span text:style-name="T11">content' tab</text:span></text:p>
            <text:p><text:span text:style-name="T11">- Enter data </text:span><text:span text:style-name="T11">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</text:span><text:span text:style-name="T11">'Task' tab</text:span></text:p>
            <text:p><text:span text:style-name="T11">- Click </text:span><text:span text:style-name="T11">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</text:span><text:span text:style-name="T2">Requests </text:span><text:span text:style-name="T2">Documents </text:span><text:span text:style-name="T2">Center </text:span><text:span text:style-name="T2">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 </text:span><text:span text:style-name="T17">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show time </text:span><text:span text:style-name="T17">when creator </text:span><text:span text:style-name="T17">clicks </text:span><text:span text:style-name="T17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28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14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</text:span><text:span text:style-name="T2">Requests </text:span><text:span text:style-name="T2">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28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5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</text:span><text:span text:style-name="T12">rows:</text:span></text:p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5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3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3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1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, select <text:span text:style-name="T8">File </text:span><text:span text:style-name="T8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5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5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5" office:value-type="string">
            <text:p>- Select action PublishingProcessAction</text:p>
            <text:p>- Enter<text:span text:style-name="T13"> name </text:span><text:span text:style-name="T13">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</text:span><text:span text:style-name="T13">Publishing </text:span><text:span text:style-name="T13">workspace </text:span></text:p>
            <text:p>- Select:<text:span text:style-name="T14"> </text:span><text:span text:style-name="T14">Publishing </text:span><text:span text:style-name="T14">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</text:span><text:span text:style-name="T12">space for: </text:span><text:span text:style-name="T13">Pending </text:span><text:span text:style-name="T13">workspace</text:span></text:p>
            <text:p><text:span text:style-name="T12">- Select path:</text:span><text:span text:style-name="T13"> </text:span><text:span text:style-name="T13">Pending path </text:span><text:span text:style-name="T13"><text:s text:c="2"/></text:span></text:p>
            <text:p>- Select workspace for <text:span text:style-name="T13">Backup </text:span><text:span text:style-name="T13">workspace</text:span></text:p>
            <text:p>- Select path for <text:span text:style-name="T13">Backup </text:span><text:span text:style-name="T13">path</text:span> </text:p>
            <text:p>- Select workspace for <text:span text:style-name="T13">Trash </text:span><text:span text:style-name="T13">workspace</text:span></text:p>
            <text:p>- Select path for <text:span text:style-name="T13">Trash </text:span><text:span text:style-name="T13">path <text:s text:c="2"/></text:span></text:p>
            <text:p><text:span text:style-name="T12">- Click on </text:span><text:span text:style-name="T12">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7" table:number-rows-repeated="10">
          <table:table-cell table:style-name="ce120" table:number-columns-repeated="15"/>
          <table:table-cell table:number-columns-repeated="1009"/>
        </table:table-row>
        <table:table-row table:style-name="ro7" table:number-rows-repeated="6">
          <table:table-cell table:style-name="ce121"/>
          <table:table-cell table:style-name="ce120"/>
          <table:table-cell table:style-name="ce121" table:number-columns-repeated="13"/>
          <table:table-cell table:number-columns-repeated="16"/>
          <table:table-cell table:style-name="ce121" table:number-columns-repeated="225"/>
          <table:table-cell table:number-columns-repeated="768"/>
        </table:table-row>
        <table:table-row table:style-name="ro7" table:number-rows-repeated="10">
          <table:table-cell table:style-name="Default"/>
          <table:table-cell table:style-name="ce130"/>
          <table:table-cell table:style-name="Default" table:number-columns-repeated="1022"/>
        </table:table-row>
        <table:table-row table:style-name="ro7">
          <table:table-cell table:style-name="Default"/>
          <table:table-cell table:style-name="ce130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3"/>
        <table:table-column table:style-name="co10" table:default-cell-style-name="ce193"/>
        <table:table-column table:style-name="co27" table:default-cell-style-name="ce199"/>
        <table:table-column table:style-name="co28" table:default-cell-style-name="ce212"/>
        <table:table-column table:style-name="co34" table:default-cell-style-name="ce219"/>
        <table:table-column table:style-name="co35" table:default-cell-style-name="ce216"/>
        <table:table-column table:style-name="co36" table:default-cell-style-name="ce219"/>
        <table:table-column table:style-name="co10" table:number-columns-repeated="233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0" table:number-columns-repeated="4"/>
          <table:table-cell table:style-name="ce234" table:number-columns-repeated="222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0" table:number-columns-repeated="4"/>
          <table:table-cell table:style-name="ce234" table:number-columns-repeated="222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Pay rise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4"/>
          <table:table-cell table:style-name="ce234" table:number-columns-repeated="222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7])" office:value-type="float" office:value="14" table:number-columns-spanned="3" table:number-rows-spanned="1">
            <text:p>14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4"/>
          <table:table-cell table:style-name="ce234" table:number-columns-repeated="222"/>
          <table:table-cell table:number-columns-repeated="783"/>
        </table:table-row>
        <table:table-row table:style-name="ro27">
          <table:table-cell table:style-name="ce166"/>
          <table:table-cell table:style-name="ce170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5" table:number-columns-repeated="4"/>
          <table:table-cell table:style-name="ce234" table:number-columns-repeated="222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171" office:value-type="string">
            <text:p>FNC_ECMS_WKF_PAY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Content Management\ <text:s/>Business Process Center \ Pay Raise Process\Show</text:p>
          </table:table-cell>
          <table:table-cell table:style-name="ce201" office:value-type="string">
            <text:p>Show Business Process Center portlet</text:p>
          </table:table-cell>
          <table:table-cell table:style-name="ce216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16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2" office:value-type="string">
            <text:p>Show manager task form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manager task form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2" office:value-type="string">
            <text:p>Show or hide process link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6" office:value-type="string">
            <text:p>- Show diagram which describer pay raise process</text:p>
            <text:p/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6" office:value-type="string">
            <text:p>- Hide diagram</text:p>
            <text:p>- Back to task manager form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71" office:value-type="string">
            <text:p>FNC_ECMS_WKF_PAY_02</text:p>
          </table:table-cell>
          <table:table-cell table:style-name="ce136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put valid data in fields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17" office:value-type="string">
            <text:p>- This request is sent to member in /organization/management/executive-board group.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table:style-name="ce217" office:value-type="string">
            <text:p>All assigned task are displaye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8" office:value-type="string">
            <text:p>Step 5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pay raise process'</text:p>
            <text:p>- View detail of process which has created at step 1</text:p>
          </table:table-cell>
          <table:table-cell table:style-name="ce218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do not put value in 'Amount' field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18" office:value-type="string">
            <text:p>Show message to indicate the value which user has entered is invali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put character or negative number in 'Amount'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18" office:value-type="string">
            <text:p>Show message to indicate the value which user has entered is invali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71" office:value-type="string">
            <text:p>FNC_ECMS_WKF_PAY_03</text:p>
          </table:table-cell>
          <table:table-cell table:style-name="ce136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18" office:value-type="string">
            <text:p>Show message to user known, it is over the amount user wants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2" office:value-type="string">
            <text:p>Grant with amount is null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3" office:value-type="string">
            <text:p>Grant with amount is null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1">
          <table:table-cell table:style-name="ce11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3" office:value-type="string">
            <text:p>Grant with amount is null</text:p>
          </table:table-cell>
          <table:table-cell table:style-name="ce21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18" office:value-type="string">
            <text:p>Show message to user known, Grant is null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1" office:value-type="string">
            <text:p>Grant with amount is character or negative number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1">
          <table:table-cell table:style-name="ce11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1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18" office:value-type="string">
            <text:p>Show message to user known: input invalid data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71" office:value-type="string">
            <text:p>FNC_ECMS_WKF_PAY_04</text:p>
          </table:table-cell>
          <table:table-cell table:style-name="ce136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7" office:value-type="string">
            <text:p>Cancel Granting a pay raise request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7">
          <table:table-cell table:style-name="ce11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Cancel Granting a pay raise request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Cancel Granting a pay raise request</text:p>
          </table:table-cell>
          <table:table-cell table:style-name="ce21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17" office:value-type="string">
            <text:p>- Close this form, and this request has yet resolved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7" office:value-type="string">
            <text:p>Deny the pay raise request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7">
          <table:table-cell table:style-name="ce11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1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1" office:value-type="string">
            <text:p>Member in human resource group do HR update task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</text:span><text:span text:style-name="T24">request</text:span>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1">
          <table:table-cell table:style-name="ce11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</text:span><text:span text:style-name="T25">/managemen</text:span><text:span text:style-name="T25">t/hu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 </text:span><text:span text:style-name="T26">Business </text:span><text:span text:style-name="T26">Process </text:span><text:span text:style-name="T26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/text:p>
            <text:p><text:span text:style-name="T24">- Click on </text:span><text:span text:style-name="T24">Finish it</text:span></text:p>
          </table:table-cell>
          <table:table-cell table:style-name="ce21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31">In 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name</text:span><text:span text:style-name="T31">: </text:span><text:span text:style-name="T25">hr </text:span><text:span text:style-name="T25">update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the time </text:span><text:span text:style-name="T31">that process </text:span><text:span text:style-name="T31">is finish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style-name="ce226"/>
          <table:table-cell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 table:number-rows-repeated="2">
          <table:table-cell table:number-columns-repeated="6"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4"/>
          <table:table-cell table:number-columns-repeated="1017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1017"/>
        </table:table-row>
        <table:table-row table:style-name="ro24" table:number-rows-repeated="2">
          <table:table-cell table:number-columns-repeated="4"/>
          <table:table-cell table:style-name="ce213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3"/>
          <table:table-cell table:style-name="ce220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4"/>
          <table:table-cell table:style-name="ce220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2"/>
          <table:table-cell table:style-name="ce221"/>
          <table:table-cell table:style-name="ce227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2"/>
          <table:table-cell table:style-name="ce221"/>
          <table:table-cell table:style-name="ce227"/>
          <table:table-cell table:number-columns-repeated="1016"/>
        </table:table-row>
        <table:table-row table:style-name="ro7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 table:number-rows-repeated="2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19"/>
          <table:table-cell table:style-name="ce224"/>
          <table:table-cell table:number-columns-repeated="1016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style-name="ce224"/>
          <table:table-cell table:number-columns-repeated="1016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24"/>
          <table:table-cell table:number-columns-repeated="1017"/>
        </table:table-row>
        <table:table-row table:style-name="ro7" table:number-rows-repeated="10">
          <table:table-cell/>
          <table:table-cell table:style-name="ce189" table:number-columns-repeated="2"/>
          <table:table-cell table:style-name="ce130" table:number-columns-repeated="5"/>
          <table:table-cell table:number-columns-repeated="1016"/>
        </table:table-row>
        <table:table-row table:style-name="ro7" table:number-rows-repeated="10">
          <table:table-cell/>
          <table:table-cell table:style-name="ce189"/>
          <table:table-cell table:style-name="Default" table:number-columns-repeated="239"/>
          <table:table-cell table:number-columns-repeated="783"/>
        </table:table-row>
        <table:table-row table:style-name="ro7">
          <table:table-cell/>
          <table:table-cell table:style-name="ce189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37"/>
        <table:table-column table:style-name="co10" table:default-cell-style-name="ce136"/>
        <table:table-column table:style-name="co35" table:default-cell-style-name="ce239"/>
        <table:table-column table:style-name="co23" table:default-cell-style-name="ce208"/>
        <table:table-column table:style-name="co24" table:default-cell-style-name="ce217"/>
        <table:table-column table:style-name="co25" table:default-cell-style-name="ce216"/>
        <table:table-column table:style-name="co37" table:default-cell-style-name="ce217"/>
        <table:table-column table:style-name="co10" table:default-cell-style-name="ce228"/>
        <table:table-column table:style-name="co10" table:number-columns-repeated="6" table:default-cell-style-name="ce242"/>
        <table:table-column table:style-name="co10" table:default-cell-style-name="ce229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19">
            <text:p>19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0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1">
            <text:p>1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0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Holiday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4])" office:value-type="float" office:value="20" table:number-columns-spanned="3" table:number-rows-spanned="1">
            <text:p>20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7">
          <table:table-cell table:style-name="ce166"/>
          <table:table-cell table:style-name="ce235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1">
            <text:p>1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5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7" table:visibility="filter">
          <table:table-cell office:value-type="float" office:value="1">
            <text:p>001</text:p>
          </table:table-cell>
          <table:table-cell table:style-name="ce236" office:value-type="string">
            <text:p>FNC_ECMS_WKF_HOL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Content Management\ <text:s text:c="5"/>Business Process Center\ Holiday Process\Show</text:p>
          </table:table-cell>
          <table:table-cell table:style-name="ce201" office:value-type="string">
            <text:p>Show Business Process Center portlet</text:p>
          </table:table-cell>
          <table:table-cell table:style-name="ce216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16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2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manager task form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1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2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36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1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table:style-name="ce218" office:value-type="string">
            <text:p>Step 5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holiday process'</text:p>
            <text:p>- View detail of process which has created at step 1</text:p>
          </table:table-cell>
          <table:table-cell table:style-name="ce218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1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1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9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1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</text:span><text:span text:style-name="T35">column, click </text:span><text:span text:style-name="T35">icon to </text:span><text:span text:style-name="T35">create a new </text:span><text:span text:style-name="T35">holiday </text:span><text:span text:style-name="T35">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1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36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Approve</text:p>
          </table:table-cell>
          <table:table-cell table:style-name="ce201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1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1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N/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36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table:style-name="ce243" office:value-type="string">
            <text:p>Failed</text:p>
          </table:table-cell>
          <table:table-cell office:value-type="string">
            <text:p>The time is not changed.</text:p>
            <text:p>ECMS-3721</text:p>
          </table:table-cell>
          <table:table-cell table:number-columns-repeated="2"/>
          <table:table-cell table:style-name="ce233" table:number-columns-repeated="225"/>
          <table:table-cell table:number-columns-repeated="783"/>
        </table:table-row>
        <table:table-row table:style-name="ro6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time is </text:span><text:span text:style-name="T11">less than </text:span><text:span text:style-name="T11">current time</text:span></text:p>
            <text:p><text:span text:style-name="T11">On 'End' </text:span><text:span text:style-name="T11">field: Enter </text:span><text:span text:style-name="T11">valid date </text:span></text:p>
            <text:p>- Click Disapprove</text:p>
          </table:table-cell>
          <table:table-cell table:style-name="ce21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1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63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valid </text:span><text:span text:style-name="T11">date</text:span></text:p>
            <text:p><text:span text:style-name="T11">On 'End' </text:span><text:span text:style-name="T11">field: enter </text:span><text:span text:style-name="T11">the time is </text:span><text:span text:style-name="T11">less than </text:span><text:span text:style-name="T11">current time</text:span></text:p>
            <text:p>- Click Disapprove</text:p>
          </table:table-cell>
          <table:table-cell table:style-name="ce21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1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Passed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5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 but end </text:span><text:span text:style-name="T11">date is less </text:span><text:span text:style-name="T11">than Start </text:span><text:span text:style-name="T11">date</text:span></text:p>
            <text:p>- Click on Disapprove button</text:p>
          </table:table-cell>
          <table:table-cell table:style-name="ce21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1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40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64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12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</text:span><text:span text:style-name="T18">request: </text:span><text:span text:style-name="T17">evaluation, </text:span><text:span text:style-name="T18">Actor ID:</text:span><text:span text:style-name="T18"><text:tab/></text:span><text:span text:style-name="T17">*:/organizatio</text:span><text:span text:style-name="T17">n/manageme</text:span><text:span text:style-name="T17">nt/executive-</text:span><text:span text:style-name="T17">board</text:span><text:span text:style-name="T18">, End: </text:span><text:span text:style-name="T17">empty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8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  <text:p><text:span text:style-name="T36">- Select a </text:span><text:span text:style-name="T36">task name: </text:span><text:span text:style-name="T36">change </text:span><text:span text:style-name="T36">request </text:span><text:span text:style-name="T36">which has </text:span><text:span text:style-name="T36">been sent </text:span><text:span text:style-name="T36">back at step </text:span><text:span text:style-name="T36">3</text:span></text:p>
          </table:table-cell>
          <table:table-cell office:value-type="string">
            <text:p>- Task manager form appears and shows detail of of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40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65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'task ID'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=”</text:span><text:span text:style-name="T12">task ID”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</text:span><text:span text:style-name="T17">=</text:span><text:span text:style-name="T18">”</text:span><text:span text:style-name="T17">task ID”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disagree]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36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Other</text:p>
          </table:table-cell>
          <table:table-cell table:style-name="ce207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9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53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</text:span><text:span text:style-name="T12">= </text:span><text:span text:style-name="T13">”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207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1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</text:span><text:span text:style-name="T5">has been </text:span><text:span text:style-name="T5">sent back to </text:span><text:span text:style-name="T5">manager </text:span><text:span text:style-name="T5">with new </text:span><text:span text:style-name="T5">task name: </text:span><text:span text:style-name="T42">assignment</text:span></text:p>
            <text:p><text:span text:style-name="T12">-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</text:span><text:span text:style-name="T34">ment task</text:span></text:p>
          </table:table-cell>
          <table:table-cell table:style-name="ce241" office:value-type="string">
            <text:p>- User, who is member of <text:span text:style-name="T25">*:/organizatio</text:span><text:span text:style-name="T25">n/manageme</text:span><text:span text:style-name="T25">nt/human-</text:span><text:span text:style-name="T25">resources, </text:span><text:span text:style-name="T25">logs in </text:span><text:span text:style-name="T25">system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</text:span><text:span text:style-name="T26"> </text:span><text:span text:style-name="T26">business </text:span><text:span text:style-name="T26">process </text:span><text:span text:style-name="T26">center</text:span></text:p>
            <text:p><text:span text:style-name="T35">- Select [task </text:span><text:span text:style-name="T35">controller]</text:span><text:span text:style-name="T29"> </text:span><text:span text:style-name="T29">tab</text:span></text:p>
            <text:p><text:span text:style-name="T29">- select task </text:span><text:span text:style-name="T29">name: </text:span><text:span text:style-name="T37">hr </text:span><text:span text:style-name="T37">acknowledge</text:span><text:span text:style-name="T37">ment, </text:span><text:span text:style-name="T38">which </text:span><text:span text:style-name="T38">has been </text:span><text:span text:style-name="T38">sent at step </text:span><text:span text:style-name="T38">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66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3">- </text:span><text:span text:style-name="T31">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request</text:span><text:span text:style-name="T31">: </text:span><text:span text:style-name="T25">hr </text:span><text:span text:style-name="T25">acknowledge</text:span><text:span text:style-name="T25">ment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at the </text:span><text:span text:style-name="T31">time when </text:span><text:span text:style-name="T31">human </text:span><text:span text:style-name="T31">resource </text:span><text:span text:style-name="T31">reads </text:span><text:span text:style-name="T25">hr </text:span><text:span text:style-name="T25">acknowledge</text:span><text:span text:style-name="T25">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</text:span><text:span text:style-name="T47">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</text:span><text:span text:style-name="T48">ation/manag</text:span><text:span text:style-name="T48">ement/execu</text:span><text:span text:style-name="T48">tive-board,</text:span><text:span text:style-name="T45"> </text:span><text:span text:style-name="T47">End:</text:span><text:span text:style-name="T49"> </text:span>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ce189"/>
          <table:table-cell table:style-name="ce130" table:number-columns-repeated="13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  <table:table-row table:style-name="ro7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37"/>
        <table:table-column table:style-name="co10" table:default-cell-style-name="ce136"/>
        <table:table-column table:style-name="co38" table:default-cell-style-name="ce239"/>
        <table:table-column table:style-name="co39" table:default-cell-style-name="ce204"/>
        <table:table-column table:style-name="co40" table:default-cell-style-name="ce216"/>
        <table:table-column table:style-name="co41" table:default-cell-style-name="ce216"/>
        <table:table-column table:style-name="co41" table:default-cell-style-name="ce247"/>
        <table:table-column table:style-name="co10" table:default-cell-style-name="ce228"/>
        <table:table-column table:style-name="co10" table:number-columns-repeated="6" table:default-cell-style-name="ce242"/>
        <table:table-column table:style-name="co10" table:default-cell-style-name="ce228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Business Administration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1])" office:value-type="float" office:value="13" table:number-columns-spanned="3" table:number-rows-spanned="1">
            <text:p>13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7">
          <table:table-cell table:style-name="ce166"/>
          <table:table-cell table:style-name="ce235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7">
          <table:table-cell table:style-name="ce118" office:value-type="float" office:value="1">
            <text:p>001</text:p>
          </table:table-cell>
          <table:table-cell table:style-name="ce236" office:value-type="string">
            <text:p>FNC_ECMS_WKF_ADM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ECM Administration\ Business process administrator \View</text:p>
          </table:table-cell>
          <table:table-cell table:style-name="ce24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</text:span><text:span text:style-name="T8">Administrat</text:span><text:span text:style-name="T8">or</text:span>' and select <text:span text:style-name="T8">Business </text:span><text:span text:style-name="T8">Process </text:span><text:span text:style-name="T8">Administrat</text:span><text:span text:style-name="T8">or</text:span></text:p>
            <text:p><text:s/>or</text:p>
            <text:p><text:s/>Go to <text:span text:style-name="T8">Business </text:span><text:span text:style-name="T8">Process</text:span> and select <text:span text:style-name="T8">Business </text:span><text:span text:style-name="T8">Process </text:span><text:span text:style-name="T8">Administrat</text:span><text:span text:style-name="T8">or</text:span></text:p>
          </table:table-cell>
          <table:table-cell table:style-name="ce216" office:value-type="string">
            <text:p>Business process center appears</text:p>
            <text:p>There are two tabs: </text:p>
            <text:p>-<text:span text:style-name="T8"> Monitor</text:span><text:span text:style-name="T24">: </text:span><text:span text:style-name="T24">display all </text:span><text:span text:style-name="T24">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5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16" office:value-type="string">
            <text:p>- Show all type of process</text:p>
            <text:p>- Default, now, there are some type of processes:</text:p>
            <text:p><text:span text:style-name="T13">content-</text:span><text:span text:style-name="T13">validation, </text:span><text:span text:style-name="T13">content-back </text:span><text:span text:style-name="T13">up, pay raise </text:span><text:span text:style-name="T13">process, </text:span></text:p>
            <text:p><text:span text:style-name="T13">holiday </text:span><text:span text:style-name="T13">process</text:span></text:p>
            <text:p><text:span text:style-name="T12">- Each </text:span><text:span text:style-name="T12">process </text:span><text:span text:style-name="T12">include:</text:span></text:p>
            <text:p><text:span text:style-name="T13">Process Id, </text:span><text:span text:style-name="T13">Process </text:span><text:span text:style-name="T13">Name, </text:span></text:p>
            <text:p><text:span text:style-name="T13">Process </text:span><text:span text:style-name="T13">Version, </text:span><text:span text:style-name="T13">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01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0" office:value-type="string">
            <text:p>Step 2: View list holiday process</text:p>
          </table:table-cell>
          <table:table-cell table:style-name="ce250" office:value-type="string">
            <text:p>- Select 'Monitor' tab</text:p>
            <text:p>- Click on 'View' icon of Holiday process </text:p>
          </table:table-cell>
          <table:table-cell table:style-name="ce250" office:value-type="string">
            <text:p>- Show all process of Holiday process with six columns:</text:p>
            <text:p><text:span text:style-name="T13">Process </text:span><text:span text:style-name="T13">Instance Id</text:span>, 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ny process in list of holiday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6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7" office:value-type="string">
            <text:p>View detail process of a pay raise process</text:p>
          </table:table-cell>
          <table:table-cell table:style-name="ce250" office:value-type="string">
            <text:p>Step 2: View list pay raise process</text:p>
          </table:table-cell>
          <table:table-cell table:style-name="ce250" office:value-type="string">
            <text:p>- Select 'Monitor' tab</text:p>
            <text:p>- Click on 'View' icon of Pay Raise process </text:p>
          </table:table-cell>
          <table:table-cell table:style-name="ce250" office:value-type="string">
            <text:p>- Show all process of Pay Raise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7" office:value-type="string">
            <text:p>View detail process of a pay raise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 pay raise in list of pay raise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01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0" office:value-type="string">
            <text:p>Step 2: View list content-validation process</text:p>
          </table:table-cell>
          <table:table-cell table:style-name="ce250" office:value-type="string">
            <text:p>- Select 'Monitor' tab</text:p>
            <text:p>- Click on 'View' icon of Content-Validation process </text:p>
          </table:table-cell>
          <table:table-cell table:style-name="ce250" office:value-type="string">
            <text:p>- Show all process of Content-validation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 content-validation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8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9" office:value-type="string">
            <text:p>View detail process of a <text:s/>Content-back up process</text:p>
          </table:table-cell>
          <table:table-cell table:style-name="ce247" office:value-type="string">
            <text:p>Step 2: View list content-backup process</text:p>
          </table:table-cell>
          <table:table-cell table:style-name="ce250" office:value-type="string">
            <text:p>- Select 'Monitor' tab</text:p>
            <text:p>- Click on 'View' icon of Content-Validation process </text:p>
          </table:table-cell>
          <table:table-cell table:style-name="ce250" office:value-type="string">
            <text:p>- Show all process of Content-backup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9" office:value-type="string">
            <text:p>View detail process of a <text:s/>Content-back up process</text:p>
          </table:table-cell>
          <table:table-cell table:style-name="ce250" office:value-type="string">
            <text:p>Step 3: <text:s/>View detail of a process</text:p>
          </table:table-cell>
          <table:table-cell table:style-name="ce250" office:value-type="string">
            <text:p>- Select a content-backup process to view detail</text:p>
          </table:table-cell>
          <table:table-cell table:style-name="ce250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36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98" office:value-type="string">
            <text:p>ECM Administration\ Business process administrator \Upload</text:p>
          </table:table-cell>
          <table:table-cell table:style-name="ce207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08" office:value-type="string">
            <text:p>Upload new process</text:p>
          </table:table-cell>
          <table:table-cell table:style-name="ce217" office:value-type="string">
            <text:p>Step 2: Upload new process</text:p>
          </table:table-cell>
          <table:table-cell table:style-name="ce250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50" office:value-type="string">
            <text:p>- Form upload file appears</text:p>
            <text:p>- Upload this file successfully</text:p>
            <text:p><text:span text:style-name="T35">- This </text:span><text:span text:style-name="T35">process will </text:span><text:span text:style-name="T35">be display at </text:span><text:span text:style-name="T35">monitor tab </text:span><text:span text:style-name="T35">and </text:span><text:span text:style-name="T50">business </text:span><text:span text:style-name="T50">process </text:span><text:span text:style-name="T50">center/</text:span><text:span text:style-name="T35"> </text:span><text:span text:style-name="T30">BP </text:span><text:span text:style-name="T30">Definition </text:span><text:span text:style-name="T30">Controller</text:span><text:span text:style-name="T29"> </text:span><text:span text:style-name="T29">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7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8" office:value-type="string">
            <text:p>Upload new process with file isn't formal</text:p>
          </table:table-cell>
          <table:table-cell table:style-name="ce217" office:value-type="string">
            <text:p>Step 2: Upload new process</text:p>
          </table:table-cell>
          <table:table-cell table:style-name="ce250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1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36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98" office:value-type="string">
            <text:p>ECM Administration\ Business process administrator\Delete</text:p>
          </table:table-cell>
          <table:table-cell table:style-name="ce201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50" office:value-type="string">
            <text:p>Step 2: Delete a process</text:p>
          </table:table-cell>
          <table:table-cell table:style-name="ce250" office:value-type="string">
            <text:p>- Select 'Monitor' tab</text:p>
            <text:p>- Click Delete icon on a type of process</text:p>
          </table:table-cell>
          <table:table-cell table:style-name="ce250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8" office:value-type="string">
            <text:p>Step 3: <text:s/>Delete a process</text:p>
          </table:table-cell>
          <table:table-cell table:style-name="ce223" office:value-type="string">
            <text:p>- Select 'Completed' tab</text:p>
            <text:p>- Click on Delete</text:p>
          </table:table-cell>
          <table:table-cell table:style-name="ce21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Processing' tab</text:p>
            <text:p>- Click on Delete icon </text:p>
          </table:table-cell>
          <table:table-cell table:style-name="ce21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1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Completed' tab</text:p>
            <text:p>- Click on FlushAll button </text:p>
            <text:p>- Click OK on confirm message</text:p>
          </table:table-cell>
          <table:table-cell table:style-name="ce21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7" table:number-rows-repeated="10">
          <table:table-cell table:style-name="Default"/>
          <table:table-cell table:style-name="ce238"/>
          <table:table-cell table:style-name="ce189"/>
          <table:table-cell table:style-name="ce130" table:number-columns-repeated="13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  <table:table-row table:style-name="ro7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  <table:database-ranges>
        <table:database-range table:name="__Anonymous_Sheet_DB__2" table:target-range-address="Publishing_Process.A6:Publishing_Process.N97" table:display-filter-buttons="true"/>
        <table:database-range table:name="__Anonymous_Sheet_DB__3" table:target-range-address="Pay_Raise_Process.A6:Pay_Raise_Process.N52" table:display-filter-buttons="true"/>
        <table:database-range table:name="__Anonymous_Sheet_DB__4" table:target-range-address="Holiday_Process.A6:Holiday_Process.N79" table:display-filter-buttons="true">
          <table:filter>
            <table:filter-or>
              <table:filter-condition table:field-number="10" table:value="hai.nguyen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currency-style style:name="N2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4P0"/>
    </number:currency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6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han Chuong</meta:initial-creator>
    <meta:creation-date>2008-10-22T08:46:55</meta:creation-date>
    <dc:creator>exoplatform </dc:creator>
    <dc:date>2012-04-18T16:05:36</dc:date>
    <dc:language>en-US</dc:language>
    <meta:editing-cycles>465</meta:editing-cycles>
    <meta:editing-duration>P2DT21H20M21S</meta:editing-duration>
    <meta:document-statistic meta:table-count="7" meta:cell-count="2791" meta:object-count="1"/>
    <meta:user-defined meta:name="Info 1"/>
    <meta:user-defined meta:name="Info 2"/>
    <meta:user-defined meta:name="Info 3"/>
    <meta:user-defined meta:name="Info 4"/>
  </office:meta>
</office:document-meta>
</file>